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95cm" fo:min-width="12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8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9.1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9.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9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12.3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9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3.95cm" fo:min-width="2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9.1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9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4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9.1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3cm"/>
      <style:paragraph-properties style:writing-mode="lr-tb"/>
    </style:style>
    <style:style style:name="gr19" style:family="graphic" style:parent-style-name="standard">
      <style:graphic-properties svg:stroke-color="#808080" draw:fill-color="#ffffff" draw:textarea-horizontal-align="justify" draw:textarea-vertical-align="middle" draw:auto-grow-height="false" fo:min-height="1.45cm" fo:min-width="3.9cm"/>
      <style:paragraph-properties style:writing-mode="lr-tb"/>
    </style:style>
    <style:style style:name="gr20" style:family="graphic" style:parent-style-name="objectwithoutfill">
      <style:graphic-properties svg:stroke-width="0.035cm" svg:stroke-color="#80808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style:font-name="Ubuntu Mono" fo:font-size="16pt"/>
    </style:style>
    <style:style style:name="P2" style:family="paragraph">
      <style:paragraph-properties fo:text-align="center"/>
      <style:text-properties style:font-name="Ubuntu Mono" fo:font-size="16pt"/>
    </style:style>
    <style:style style:name="P3" style:family="paragraph">
      <loext:graphic-properties draw:fill="solid"/>
      <style:paragraph-properties fo:text-align="center"/>
      <style:text-properties style:font-name="Ubuntu Mono" fo:font-size="16pt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12.8cm" svg:height="8.2cm" svg:x="15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9cm" svg:height="2.3cm" svg:x="17.6cm" svg:y="5.6cm">
          <text:p text:style-name="P2">Modem</text:p>
          <text:p text:style-name="P2">DTMF/AFSK 300-3400Hz</text:p>
          <text:p text:style-name="P2">Encoding/Decod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9.6cm" svg:height="6.8cm" svg:x="5.4cm" svg:y="4.7cm">
          <text:p text:style-name="P2">GnuPG</text:p>
          <text:p text:style-name="P2">RSA-8192</text:p>
          <text:p text:style-name="P2"/>
          <text:p text:style-name="P2">Encryption &amp; Decryption</text:p>
          <text:p text:style-name="P2">Key Management</text:p>
          <text:p text:style-name="P2">Key Storag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5cm" svg:height="1.9cm" svg:x="20.7cm" svg:y="10.4cm">
          <text:p text:style-name="P2">FEC 3/4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9.6cm" svg:height="1.9cm" svg:x="5.4cm" svg:y="13.8cm">
          <text:p text:style-name="P2">Message I/O Se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4.4cm" svg:height="1.6cm" svg:x="22.1cm" svg:y="8.1cm">
          <text:p text:style-name="P2">RX</text:p>
          <text:p text:style-name="P2">Buff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4cm" svg:height="1.6cm" svg:x="17.5cm" svg:y="8.1cm">
          <text:p text:style-name="P2">TX</text:p>
          <text:p text:style-name="P2">Buff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0.599cm" svg:x1="17.5cm" svg:y1="8.9cm" svg:x2="17.6cm" svg:y2="6.75cm" draw:start-shape="id1" draw:start-glue-point="3" draw:end-shape="id2" draw:end-glue-point="3" svg:d="M17500 8900h-1100v-2150h1200" svg:viewBox="0 0 1201 2151">
          <text:p/>
        </draw:connector>
        <draw:connector draw:style-name="gr7" draw:text-style-name="P3" draw:layer="layout" draw:line-skew="0.699cm" svg:x1="26.5cm" svg:y1="6.75cm" svg:x2="26.5cm" svg:y2="8.9cm" draw:start-shape="id2" draw:start-glue-point="1" draw:end-shape="id3" draw:end-glue-point="1" svg:d="M26500 6750h1200v2150h-1200" svg:viewBox="0 0 1201 2151">
          <text:p/>
        </draw:connector>
        <draw:custom-shape draw:style-name="gr8" draw:text-style-name="P1" xml:id="id4" draw:id="id4" draw:layer="layout" svg:width="12.8cm" svg:height="2.1cm" svg:x="15.7cm" svg:y="1.2cm">
          <text:p text:style-name="P2">Radio [Handset Controls]</text:p>
          <text:p text:style-name="P2">Phone Line [Handset]</text:p>
          <text:p text:style-name="P2">Direct Lin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22.1cm" svg:y1="3.3cm" svg:x2="22.1cm" svg:y2="5cm" draw:start-shape="id4" draw:start-glue-point="2" draw:end-shape="id5" draw:end-glue-point="0" svg:d="M22100 3300v1700" svg:viewBox="0 0 1 1701">
          <text:p/>
        </draw:connector>
        <draw:custom-shape draw:style-name="gr10" draw:text-style-name="P1" xml:id="id8" draw:id="id8" draw:layer="layout" svg:width="5.9cm" svg:height="3cm" svg:x="22.5cm" svg:y="16.7cm">
          <text:p text:style-name="P2">Camera</text:p>
          <text:p text:style-name="P2">[QR-Code Scanner]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5.9cm" svg:height="3cm" svg:x="1.3cm" svg:y="16.7cm">
          <text:p text:style-name="P2">Thermal Printer</text:p>
          <text:p text:style-name="P2">[QR-Code Stickers]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5.4cm" svg:height="1.9cm" svg:x="1.2cm" svg:y="1.3cm">
          <text:p text:style-name="P2">Plaintext<text:line-break/>Screen &amp; Keyboar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4.3cm" svg:y1="9.7cm" svg:x2="23.2cm" svg:y2="11.35cm" draw:start-shape="id3" draw:start-glue-point="2" draw:end-shape="id6" draw:end-glue-point="1" svg:d="M24300 9700v1650h-1100" svg:viewBox="0 0 1101 1651">
          <text:p/>
        </draw:connector>
        <draw:connector draw:style-name="gr7" draw:text-style-name="P4" draw:layer="layout" svg:x1="20.7cm" svg:y1="11.35cm" svg:x2="19.7cm" svg:y2="9.7cm" draw:start-shape="id6" draw:start-glue-point="3" draw:end-shape="id1" draw:end-glue-point="2" svg:d="M20700 11350h-1000v-1650" svg:viewBox="0 0 1001 1651">
          <text:p/>
        </draw:connector>
        <draw:connector draw:style-name="gr9" draw:text-style-name="P4" draw:layer="layout" svg:x1="22.1cm" svg:y1="13.2cm" svg:x2="15cm" svg:y2="14.75cm" draw:start-shape="id5" draw:start-glue-point="2" draw:end-shape="id7" draw:end-glue-point="1" svg:d="M22100 13200v1550h-7100" svg:viewBox="0 0 7101 1551">
          <text:p/>
        </draw:connector>
        <draw:connector draw:style-name="gr9" draw:text-style-name="P4" draw:layer="layout" svg:x1="10.2cm" svg:y1="15.7cm" svg:x2="22.5cm" svg:y2="18.2cm" draw:start-shape="id7" draw:start-glue-point="2" draw:end-shape="id8" draw:end-glue-point="3" svg:d="M10200 15700v2500h12300" svg:viewBox="0 0 12301 2501">
          <text:p/>
        </draw:connector>
        <draw:connector draw:style-name="gr9" draw:text-style-name="P4" draw:layer="layout" svg:x1="5.4cm" svg:y1="14.75cm" svg:x2="4.25cm" svg:y2="16.7cm" draw:start-shape="id7" draw:start-glue-point="3" draw:end-shape="id9" draw:end-glue-point="0" svg:d="M5400 14750h-1150v1950" svg:viewBox="0 0 1151 1951">
          <text:p/>
        </draw:connector>
        <draw:connector draw:style-name="gr9" draw:text-style-name="P4" draw:layer="layout" svg:x1="10.2cm" svg:y1="11.5cm" svg:x2="10.2cm" svg:y2="13.8cm" draw:start-shape="id10" draw:start-glue-point="2" draw:end-shape="id7" draw:end-glue-point="0" svg:d="M10200 11500v2300" svg:viewBox="0 0 1 2301">
          <text:p/>
        </draw:connector>
        <draw:connector draw:style-name="gr9" draw:text-style-name="P4" draw:layer="layout" svg:x1="6.6cm" svg:y1="2.25cm" svg:x2="10.2cm" svg:y2="4.7cm" draw:start-shape="id11" draw:start-glue-point="1" draw:end-shape="id10" draw:end-glue-point="0" svg:d="M6600 2250h3600v2450" svg:viewBox="0 0 3601 2451">
          <text:p/>
        </draw:connector>
      </draw:page>
      <draw:page draw:name="page2" draw:style-name="dp1" draw:master-page-name="Standard">
        <draw:custom-shape draw:style-name="gr12" draw:text-style-name="P1" draw:layer="layout" svg:width="26.5cm" svg:height="14.2cm" svg:x="1.5cm" svg:y="1.7cm">
          <text:p text:style-name="P2"/>
          <text:p text:style-name="P2"/>
          <text:p text:style-name="P2"><text:s text:c="23"/>PocketCrypto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9.6cm" svg:height="1.8cm" svg:x="12.4cm" svg:y="4.7cm">
          <text:p text:style-name="P2">Raspberry Pi Zero v1.3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4.4cm" svg:height="1.9cm" svg:x="7.7cm" svg:y="6.9cm">
          <text:p text:style-name="P2">USB 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6" draw:id="id16" draw:layer="layout" svg:width="3.3cm" svg:height="1.8cm" svg:x="24.7cm" svg:y="4.7cm">
          <text:p text:style-name="P2">CSI</text:p>
          <text:p text:style-name="P2">Camera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2.9cm" svg:height="2cm" svg:x="2.3cm" svg:y="4.6cm">
          <text:p text:style-name="P2">MicroSDXC</text:p>
          <text:p text:style-name="P2"/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17" draw:text-style-name="P1" xml:id="id15" draw:id="id15" draw:layer="layout" svg:width="9.6cm" svg:height="2cm" svg:x="12.4cm" svg:y="1.7cm">
          <text:p text:style-name="P2">HDMI – Screen</text:p>
          <text:p text:style-name="P2"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4cm" svg:y1="5.6cm" svg:x2="5.2cm" svg:y2="5.6cm" draw:start-shape="id12" draw:start-glue-point="3" draw:end-shape="id13" draw:end-glue-point="1" svg:d="M12400 5600h-7200" svg:viewBox="0 0 7201 1">
          <text:p/>
        </draw:connector>
        <draw:connector draw:style-name="gr9" draw:text-style-name="P4" draw:layer="layout" svg:x1="12.4cm" svg:y1="5.6cm" svg:x2="9.9cm" svg:y2="6.9cm" draw:start-shape="id12" draw:start-glue-point="3" draw:end-shape="id14" draw:end-glue-point="0" svg:d="M12400 5600h-2500v1300" svg:viewBox="0 0 2501 1301">
          <text:p/>
        </draw:connector>
        <draw:connector draw:style-name="gr7" draw:text-style-name="P4" draw:layer="layout" svg:x1="17.2cm" svg:y1="4.7cm" svg:x2="17.2cm" svg:y2="3.7cm" draw:start-shape="id12" draw:start-glue-point="0" draw:end-shape="id15" draw:end-glue-point="2" svg:d="M17200 4700v-1000" svg:viewBox="0 0 1 1001">
          <text:p/>
        </draw:connector>
        <draw:connector draw:style-name="gr7" draw:text-style-name="P4" draw:layer="layout" svg:x1="24.7cm" svg:y1="5.6cm" svg:x2="22cm" svg:y2="5.6cm" draw:start-shape="id16" draw:start-glue-point="3" draw:end-shape="id12" draw:end-glue-point="1" svg:d="M24700 5600h-2700" svg:viewBox="0 0 2701 1">
          <text:p/>
        </draw:connector>
        <draw:custom-shape draw:style-name="gr14" draw:text-style-name="P1" xml:id="id17" draw:id="id17" draw:layer="layout" svg:width="4.4cm" svg:height="1.9cm" svg:x="2.4cm" svg:y="14cm">
          <text:p text:style-name="P2">PS/2 → USB</text:p>
          <text:p text:style-name="P2">Adap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7.7cm" svg:y1="7.85cm" svg:x2="4.6cm" svg:y2="14cm" draw:start-shape="id14" draw:start-glue-point="3" draw:end-shape="id17" draw:end-glue-point="0" svg:d="M7700 7850h-3100v6150" svg:viewBox="0 0 3101 6151">
          <text:p/>
        </draw:connector>
        <draw:custom-shape draw:style-name="gr14" draw:text-style-name="P1" xml:id="id18" draw:id="id18" draw:layer="layout" svg:width="4.4cm" svg:height="1.9cm" svg:x="2.4cm" svg:y="17.2cm">
          <text:p text:style-name="P2">PS/2</text:p>
          <text:p text:style-name="P2">Keyboar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6cm" svg:y1="17.2cm" svg:x2="4.6cm" svg:y2="15.9cm" draw:start-shape="id18" draw:start-glue-point="0" draw:end-shape="id17" draw:end-glue-point="2" svg:d="M4600 17200v-1300" svg:viewBox="0 0 1 1301">
          <text:p/>
        </draw:connector>
        <draw:custom-shape draw:style-name="gr14" draw:text-style-name="P1" xml:id="id19" draw:id="id19" draw:layer="layout" svg:width="4.4cm" svg:height="1.9cm" svg:x="13.2cm" svg:y="10.5cm">
          <text:p text:style-name="P2">USB Soundcard</text:p>
          <text:p text:style-name="P2">C-Media CM10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2.1cm" svg:y1="7.85cm" svg:x2="15.4cm" svg:y2="10.5cm" draw:start-shape="id14" draw:start-glue-point="1" draw:end-shape="id19" draw:end-glue-point="0" svg:d="M12100 7850h3300v2650" svg:viewBox="0 0 3301 2651">
          <text:p/>
        </draw:connector>
        <draw:custom-shape draw:style-name="gr18" draw:text-style-name="P1" xml:id="id20" draw:id="id20" draw:layer="layout" svg:width="5.8cm" svg:height="1.9cm" svg:x="7cm" svg:y="10.5cm">
          <text:p text:style-name="P2">USB → Serial</text:p>
          <text:p text:style-name="P2">Adap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9.9cm" svg:y1="8.8cm" svg:x2="9.9cm" svg:y2="10.5cm" draw:start-shape="id14" draw:start-glue-point="2" draw:end-shape="id20" draw:end-glue-point="0" svg:d="M9900 8800v1700" svg:viewBox="0 0 1 1701">
          <text:p/>
        </draw:connector>
        <draw:custom-shape draw:style-name="gr18" draw:text-style-name="P1" xml:id="id21" draw:id="id21" draw:layer="layout" svg:width="5.8cm" svg:height="1.9cm" svg:x="7cm" svg:y="14cm">
          <text:p text:style-name="P2">Thermal Prin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9.9cm" svg:y1="12.4cm" svg:x2="9.9cm" svg:y2="14cm" draw:start-shape="id20" draw:start-glue-point="2" draw:end-shape="id21" draw:end-glue-point="0" svg:d="M9900 12400v1600" svg:viewBox="0 0 1 1601">
          <text:p/>
        </draw:connector>
        <draw:custom-shape draw:style-name="gr14" draw:text-style-name="P1" xml:id="id22" draw:id="id22" draw:layer="layout" svg:width="4.4cm" svg:height="1.9cm" svg:x="13.2cm" svg:y="14cm">
          <text:p text:style-name="P2">Link Cable</text:p>
          <text:p text:style-name="P2">Port</text:p>
          <text:p text:style-name="P2">4p4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5.4cm" svg:y1="12.4cm" svg:x2="15.4cm" svg:y2="14cm" draw:start-shape="id19" draw:start-glue-point="2" draw:end-shape="id22" draw:end-glue-point="0" svg:d="M15400 12400v1600" svg:viewBox="0 0 1 1601">
          <text:p/>
        </draw:connector>
        <draw:custom-shape draw:style-name="gr14" draw:text-style-name="P1" xml:id="id23" draw:id="id23" draw:layer="layout" svg:width="4.4cm" svg:height="1.9cm" svg:x="19cm" svg:y="10.5cm">
          <text:p text:style-name="P2">GPIO Break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7.2cm" svg:y1="6.5cm" svg:x2="21.2cm" svg:y2="10.5cm" draw:start-shape="id12" draw:start-glue-point="2" draw:end-shape="id23" draw:end-glue-point="0" svg:d="M17200 6500v2000h4000v2000" svg:viewBox="0 0 4001 4001">
          <text:p/>
        </draw:connector>
        <draw:custom-shape draw:style-name="gr14" draw:text-style-name="P1" xml:id="id25" draw:id="id25" draw:layer="layout" svg:width="4.4cm" svg:height="1.9cm" svg:x="23.6cm" svg:y="14cm">
          <text:p text:style-name="P2">Power-On &amp;</text:p>
          <text:p text:style-name="P2">Shutdown -</text:p>
          <text:p text:style-name="P2">Butt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4" draw:id="id24" draw:layer="layout" svg:width="4.4cm" svg:height="1.9cm" svg:x="19cm" svg:y="14cm">
          <text:p text:style-name="P2">PTT Control</text:p>
          <text:p text:style-name="P2">Port</text:p>
          <text:p text:style-name="P2">6p6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7.6cm" svg:y1="14.95cm" svg:x2="19cm" svg:y2="14.95cm" draw:start-shape="id22" draw:start-glue-point="1" draw:end-shape="id24" draw:end-glue-point="3" svg:d="M17600 14950h1400" svg:viewBox="0 0 1401 1">
          <text:p/>
        </draw:connector>
        <draw:connector draw:style-name="gr7" draw:text-style-name="P4" draw:layer="layout" svg:x1="21.2cm" svg:y1="12.4cm" svg:x2="21.2cm" svg:y2="14cm" draw:start-shape="id23" draw:start-glue-point="2" draw:end-shape="id24" draw:end-glue-point="0" svg:d="M21200 12400v1600" svg:viewBox="0 0 1 1601">
          <text:p/>
        </draw:connector>
        <draw:connector draw:style-name="gr7" draw:text-style-name="P4" draw:layer="layout" svg:x1="25.8cm" svg:y1="14cm" svg:x2="23.4cm" svg:y2="11.45cm" draw:start-shape="id25" draw:start-glue-point="0" draw:end-shape="id23" draw:end-glue-point="1" svg:d="M25800 14000v-2550h-2400" svg:viewBox="0 0 2401 2551">
          <text:p/>
        </draw:connector>
        <draw:custom-shape draw:style-name="gr19" draw:text-style-name="P1" xml:id="id26" draw:id="id26" draw:layer="layout" svg:width="4.4cm" svg:height="1.7cm" svg:x="7.2cm" svg:y="17.5cm">
          <text:p text:style-name="P2">PocketCrypto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15.4cm" svg:y1="15.9cm" svg:x2="9.4cm" svg:y2="17.5cm" draw:start-shape="id22" draw:start-glue-point="2" draw:end-shape="id26" draw:end-glue-point="0" svg:d="M15400 15900v800h-6000v800" svg:viewBox="0 0 6001 1601">
          <text:p/>
        </draw:connector>
        <draw:custom-shape draw:style-name="gr19" draw:text-style-name="P1" xml:id="id28" draw:id="id28" draw:layer="layout" svg:width="4.4cm" svg:height="1.7cm" svg:x="13.1cm" svg:y="17.5cm">
          <text:p text:style-name="P2">PTT Radio</text:p>
          <draw:enhanced-geometry svg:viewBox="0 0 21600 21600" draw:type="rectangle" draw:enhanced-path="M 0 0 L 21600 0 21600 21600 0 21600 0 0 Z N"/>
        </draw:custom-shape>
        <draw:custom-shape draw:style-name="gr19" draw:text-style-name="P1" xml:id="id27" draw:id="id27" draw:layer="layout" svg:width="4.4cm" svg:height="1.7cm" svg:x="19cm" svg:y="17.5cm">
          <text:p text:style-name="P2">PTT Radio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1.2cm" svg:y1="15.9cm" svg:x2="21.2cm" svg:y2="17.5cm" draw:start-shape="id24" draw:start-glue-point="2" draw:end-shape="id27" draw:end-glue-point="0" svg:d="M21200 15900v1600" svg:viewBox="0 0 1 1601">
          <text:p/>
        </draw:connector>
        <draw:connector draw:style-name="gr20" draw:text-style-name="P4" draw:layer="layout" svg:x1="19cm" svg:y1="18.35cm" svg:x2="17.5cm" svg:y2="18.35cm" draw:start-shape="id27" draw:start-glue-point="3" draw:end-shape="id28" draw:end-glue-point="1" svg:d="M19000 18350h-1500" svg:viewBox="0 0 1501 1">
          <text:p/>
        </draw:connector>
        <draw:connector draw:style-name="gr20" draw:text-style-name="P4" draw:layer="layout" svg:x1="11.6cm" svg:y1="18.35cm" svg:x2="13.1cm" svg:y2="18.35cm" draw:start-shape="id26" draw:start-glue-point="1" draw:end-shape="id28" draw:end-glue-point="3" svg:d="M11600 18350h1500" svg:viewBox="0 0 15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1-25T02:40:26.405490810</meta:creation-date>
    <dc:date>2020-11-25T13:34:08.259475243</dc:date>
    <meta:editing-duration>PT9H30M1S</meta:editing-duration>
    <meta:editing-cycles>1</meta:editing-cycles>
    <meta:document-statistic meta:object-count="57"/>
    <meta:generator>LibreOffice/6.4.6.2$Linux_X86_64 LibreOffice_project/40$Build-2</meta:generator>
  </office:meta>
</office:document-meta>
</file>